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0e831c" officeooo:paragraph-rsid="000e831c"/>
    </style:style>
    <style:style style:name="P2" style:family="paragraph" style:parent-style-name="Standard">
      <style:text-properties style:font-name="Noto Mono" style:text-underline-style="none" officeooo:rsid="000e831c" officeooo:paragraph-rsid="000e831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age processing:</text:p>
      <text:p text:style-name="P1"><text:tab/></text:p>
      <text:p text:style-name="P1"><text:span text:style-name="T1">Camshift:</text:span></text:p>
      <text:p text:style-name="P2">- <text:span text:style-name="T2">Based off the “meanshift” algorithm</text:span></text:p>
      <text:p text:style-name="P2"><text:span text:style-name="T2">- </text:span></text:p>
      <text:p text:style-name="P2"><text:span text:style-name="T2"/></text:p>
      <text:p text:style-name="P2"><text:span text:style-name="T2">Sources: </text:span><text:a xlink:type="simple" xlink:href="http://opencv-python-tutroals.readthedocs.io/en/latest/py_tutorials/py_video/py_meanshift/py_meanshift.html" text:style-name="Internet_20_link" text:visited-style-name="Visited_20_Internet_20_Link"><text:span text:style-name="T2">http://opencv-python-tutroals.readthedocs.io/en/latest/py_tutorials/py_video/py_meanshift/py_meanshift.html</text:span></text:a><text:span text:style-name="T2"> , </text:span><text:a xlink:type="simple" xlink:href="http://www.computervisiononline.com/blog/tutorial-using-camshift-track-objects-video" text:style-name="Internet_20_link" text:visited-style-name="Visited_20_Internet_20_Link"><text:span text:style-name="T2">http://www.computervisiononline.com/blog/tutorial-using-camshift-track-objects-video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00:29:13.185724933</meta:creation-date>
    <dc:date>2016-08-16T00:31:50.180790292</dc:date>
    <meta:editing-duration>PT2M37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14" meta:character-count="270" meta:non-whitespace-character-count="258"/>
  </office:meta>
</office:document-meta>
</file>